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1e95bf"/>
    </style:style>
    <style:style style:name="P2" style:family="paragraph" style:parent-style-name="Standard" style:list-style-name="L1">
      <style:text-properties officeooo:paragraph-rsid="001e95bf"/>
    </style:style>
    <style:style style:name="T1" style:family="text">
      <style:text-properties officeooo:rsid="001e95b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Running the RCBHT in Real-time</text:span></text:p>
      <text:p text:style-name="P1"><text:span text:style-name="T1"/></text:p>
      <text:list xml:id="list468603270" text:style-name="L1">
        <text:list-item>
          <text:p text:style-name="P2"><text:span text:style-name="T1">Changing Path Names</text:span></text:p>
          <text:p text:style-name="P2"><text:span text:style-name="T1">Please used the “Find Files” option in the Edit menu to look for the path “vmrguser”. Wherever this path shows up, please change for “grxuser”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mrguser </meta:initial-creator>
    <meta:creation-date>2012-12-18T12:48:44</meta:creation-date>
    <dc:date>2012-12-18T12:50:39</dc:date>
    <dc:creator>vmrguser </dc:creator>
    <meta:editing-duration>P0D</meta:editing-duration>
    <meta:editing-cycles>1</meta:editing-cycles>
    <meta:document-statistic meta:table-count="0" meta:image-count="0" meta:object-count="0" meta:page-count="1" meta:paragraph-count="3" meta:word-count="34" meta:character-count="194" meta:non-whitespace-character-count="164"/>
    <meta:generator>LibreOffice/3.6$Linux_X86_64 LibreOffice_project/360m1$Build-2</meta:generator>
  </office:meta>
</office:document-meta>
</file>